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5" style:family="paragraph" style:parent-style-name="Preformatted_20_Text">
      <style:paragraph-properties fo:margin-top="0in" fo:margin-bottom="0.1965in"/>
    </style:style>
    <style:style style:name="P16"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7" style:family="paragraph" style:parent-style-name="Preformatted_20_Text">
      <style:paragraph-properties fo:margin-top="0in" fo:margin-bottom="0.1965in"/>
      <style:text-properties style:font-name="Courier" fo:font-size="9pt" style:font-size-asian="9pt" style:font-size-complex="9pt"/>
    </style:style>
    <style:style style:name="P18" style:family="paragraph" style:parent-style-name="Table_20_Contents">
      <style:text-properties style:font-name="Courier" fo:font-size="9pt" style:font-size-asian="9pt" style:font-size-complex="9pt"/>
    </style:style>
    <style:style style:name="P19" style:family="paragraph" style:parent-style-name="Table_20_Contents">
      <style:text-properties style:font-name="Courier" fo:font-size="9pt" fo:font-weight="normal" style:font-size-asian="9pt" style:font-weight-asian="normal" style:font-size-complex="9pt" style:font-weight-complex="normal"/>
    </style:style>
    <style:style style:name="P20" style:family="paragraph" style:parent-style-name="Table_20_Contents">
      <style:text-properties style:font-name="Courier" fo:font-size="9pt" fo:font-weight="bold" style:font-size-asian="9pt" style:font-weight-asian="bold" style:font-size-complex="9pt" style:font-weight-complex="bold"/>
    </style:style>
    <style:style style:name="P21"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22"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23"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style:text-underline-style="solid" style:text-underline-width="auto" style:text-underline-color="font-color" fo:background-color="transparent" style:font-size-asian="9pt" style:font-size-complex="9pt"/>
    </style:style>
    <style:style style:name="T4" style:family="text">
      <style:text-properties style:font-name="Courier" fo:font-size="9pt" style:text-underline-style="none" fo:background-color="transparent" style:font-size-asian="9pt" style:font-size-complex="9pt"/>
    </style:style>
    <style:style style:name="T5" style:family="text">
      <style:text-properties style:font-name="Courier" fo:font-size="9pt" fo:font-style="normal" style:text-underline-style="none" style:font-size-asian="9pt" style:font-style-asian="normal" style:font-size-complex="9pt" style:font-style-complex="normal"/>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6">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9">(1)Confirm the process </text:span>that retrieves Dayfiles from MOC is working. Check with Art or Hao.</text:p>
            <text:p text:style-name="P4"><text:span text:style-name="T9">(2-option a)</text:span>Once this is working the process will pick up dayfiles for lost day(s) and the current day and save dayfiles at 10PM-PDT.</text:p>
            <text:p text:style-name="P4">(<text:span text:style-name="T9">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7">--&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text:span></text:p>
            <text:p text:style-name="P3"/>
            <text:p text:style-name="P1"><text:s/>% <text:span text:style-name="T6">gdfrt</text:span><text:span text:style-name="T8">.</text:span><text:span text:style-name="T6">pl</text:span> apid=129 pkt_size=128 </text:p>
            <text:p text:style-name="P1"/>
            <text:p text:style-name="P1">% nohup <text:span text:style-name="T7">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6">--&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 The cronjob script execution with arguments:</text:span></text:p>
            <text:p text:style-name="P3"/>
            <text:p text:style-name="P1"><text:span text:style-name="T6">gdfrt</text:span><text:span text:style-name="T8">.</text:span><text:span text:style-name="T6">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9">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9">(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0">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9">(Step 1) Check with j0 </text:span>see hmisdp-mon directory. Check if asd dayfile there(apid is 0x81).</text:p>
            <text:p text:style-name="P1"/>
            <text:p text:style-name="P1"><text:span text:style-name="T9">(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8.</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Step (1)(b) go to <text:a xlink:type="simple" xlink:href="mailto:production@j0">production@j0</text:a></text:p>
            <text:p text:style-name="P12">% ssh -l production j0</text:p>
            <text:p text:style-name="P12">% cd </text:p>
            <text:p text:style-name="P12">/home/production/cvs/JSOC/proj/lev0/scripts/hk</text:p>
            <text:p text:style-name="P12"/>
            <text:p text:style-name="P12">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5">Step 1(e) Clear list of old hsb dayfiles to delete from DF_DELETE_FILE_LIST located in /home/production/cvs/JSOC/proj/lev0/scripts/hk. </text:p>
            <text:p text:style-name="P15">This step needs to be done because the auto script getdf.pl uses DF_DELETE_FILE_LIST file too.</text:p>
            <text:p text:style-name="Preformatted_20_Text"><text:soft-page-break/>Step 1(f) Remove files from tmp22</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9)(high)</text:p>
            <text:p text:style-name="P10">=&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1">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1">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23">Solution for ISSUE(1):</text:p>
            <text:p text:style-name="P13"/>
            <text:p text:style-name="P14">(1a)Check series for missing records to confirm issue.</text:p>
            <text:p text:style-name="P14">--For apid 19:check hmi.temperature_summary_300s has 288 records per day.</text:p>
            <text:p text:style-name="P14">--&gt;For apid 44: Check</text:p>
            <text:p text:style-name="P14">aia.temperature_summary_300s has 288 records per day.</text:p>
            <text:p text:style-name="P14"><text:s/></text:p>
            <text:p text:style-name="P14">(1b)Check if ran correctly last night by checking log files for rtmon and moc dayfile processing.</text:p>
            <text:p text:style-name="P14">--&gt;Check rtmon logfile at </text:p>
            <text:p text:style-name="P14">/home2/production/cvs/JSOC/proj/lev0/scripts/hk/log_df_rtmon</text:p>
            <text:p text:style-name="P14">--&gt;Check rtmon logfile at </text:p>
            <text:p text:style-name="P14">/home2/production/cvs/JSOC/proj/lev0/scripts/hk/log_df_moc</text:p>
            <text:p text:style-name="P14"/>
            <text:p text:style-name="P14">(1c)Check if dayfile with issue has no errors in xml “quality information” file paired with each dayfile.</text:p>
            <text:p text:style-name="P14">---&gt;Go to datatool and view xml dayfile and check is there is missing data in summary line.</text:p>
            <text:p text:style-name="P14"/>
            <text:p text:style-name="P14">(1d)Email Rock and team effected with issue on findings.</text:p>
            <text:p text:style-name="P14"/>
            <text:p text:style-name="P14">(1e)Implement fix if there is missing data.</text:p>
            <text:p text:style-name="P14">--&gt;Request recreate of moc dayfile with new version. Rock or you can do(see ticket). </text:p>
            <text:p text:style-name="P14">--&gt;When Goddard places new file on moc product server the process will work automatically when the “dsdf.pl moc” is run via Art's script on <text:a xlink:type="simple" xlink:href="mailto:jsoc@j0">jsoc@j0</text:a>.</text:p>
            <text:p text:style-name="P14"/>
            <text:p text:style-name="P14">(1f)Verify gaps were filled by check series records for that day again.</text:p>
            <text:p text:style-name="P14">(1g)If not gap filled then get approvals from Rock to run the set_keys command to fill gaps.</text:p>
            <text:p text:style-name="P14">Here is example of filling gap for time 2010.11.29_20:40:00_UTC where DATE is current UTC time:</text:p>
            <text:p text:style-name="P14"/>
            <text:p text:style-name="Preformatted_20_Text"><text:span text:style-name="T5">set_keys -c ds=hmi.temperature_summary_300s </text:span><text:soft-page-break/><text:span text:style-name="T5">T_START=2010.11.29_20:40:00_UTC NUMPTS=0 DATE=</text:span>2011-011-21T20:01:16Z</text:p>
            <text:p text:style-name="Preformatted_20_Text"/>
            <text:p text:style-name="Preformatted_20_Text"><text:span text:style-name="T11">SIDENOTE:</text:span> Example email to Goddard to recreate dayfile:</text:p>
            <text:p text:style-name="Preformatted_20_Text"/>
            <text:p text:style-name="Preformatted_20_Text">--- Original Message ---</text:p>
            <text:p text:style-name="Preformatted_20_Text">Subject: missing packets in moc level 0(lzp) day file for apid 44 -&gt;0044_2011_012_01.hkt</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text:soft-page-break/>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23">Solution for ISSUE(2):</text:p>
            <text:p text:style-name="P14"/>
            <text:p text:style-name="P14">(2a)Confirm cronjobs did not run last night by checking log files (log-df-moc and log-df-rtmon) at </text:p>
            <text:p text:style-name="P14">j0:/home/production/cvs/JSOC/proj/lev0/scripts/hk.</text:p>
            <text:p text:style-name="P14"/>
            <text:p text:style-name="P14">(2b)If occurred for just that one day because of down systems or failed cronjob then the process will process the moc dayfiles from yesterday and today files tonight and this should fix issue.</text:p>
            <text:p text:style-name="P14"/>
            <text:p text:style-name="P14">(2c)If problem persist fix out source of problem. Possible causes are:</text:p>
            <text:p text:style-name="P14">---down h/w</text:p>
            <text:p text:style-name="P14">---down sums/drms</text:p>
            <text:p text:style-name="P14">---down cronjob for rtmon on <text:a xlink:type="simple" xlink:href="mailto:production@j0">production@j0</text:a></text:p>
            <text:p text:style-name="P14">---down Art's retrieve script of moc down files.</text:p>
            <text:p text:style-name="P14"/>
            <text:p text:style-name="P14">(2d)Once back up, the dayfiles from moc product server should be brought over and the cronjobs for moc should process all dayfiles for all down days. </text:p>
            <text:p text:style-name="P14"/>
            <text:p text:style-name="P14">(2e)The rtmon dayfile load_m3sd 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4"/>
            <text:p text:style-name="P4">Example steps to do:</text:p>
            <text:p text:style-name="P4">===&gt;Login as production@j0.</text:p>
            <text:p text:style-name="P4"><text:soft-page-break/>==&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21">% ingest_dayfile.pl apid=81 dsnlist=./df_apid_ds_list_for_rtmon src=rtmon merged=0</text:p>
            <text:p text:style-name="P21"/>
            <text:p text:style-name="P21">===&gt;Or do all apid by doing:</text:p>
            <text:p text:style-name="P21"/>
            <text:p text:style-name="P21">% ingest_dayfile.pl apidlist=./df_apid_list_day_file_rtmon start=20080518 end=20080530 dsnlist=./df_apid_ds_list_for_rtmon src=rtmon merged=0</text:p>
            <text:p text:style-name="P14"/>
            <text:p text:style-name="P14">===&gt;clean up by deleting items in DF_DELETE_FILE_LIST_RTMON file</text:p>
            <text:p text:style-name="P14"/>
            <text:p text:style-name="P14">===&gt;clean up by removing files in the “dropoff” directory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5 on <text:s/>1/21/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21T14:33:03</dc:date>
    <meta:printed-by>Carl Cimilluca</meta:printed-by>
    <meta:print-date>2010-06-08T15:00:32</meta:print-date>
    <meta:editing-cycles>74</meta:editing-cycles>
    <meta:editing-duration>PT14H54M53S</meta:editing-duration>
    <meta:user-defined meta:name="Info 1"/>
    <meta:user-defined meta:name="Info 2"/>
    <meta:user-defined meta:name="Info 3"/>
    <meta:user-defined meta:name="Info 4"/>
    <meta:document-statistic meta:table-count="1" meta:image-count="0" meta:object-count="0" meta:page-count="12" meta:paragraph-count="310" meta:word-count="3256" meta:character-count="18616"/>
  </office:meta>
</office:document-meta>
</file>